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Latin Modern Roman Unslanted" svg:font-family="'Latin Modern Roman Unslante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atin Modern Roman Unslanted" fo:font-weight="bold" style:font-weight-asian="bold" style:font-weight-complex="bold"/>
    </style:style>
    <style:style style:name="P3" style:family="paragraph" style:parent-style-name="Standard">
      <style:text-properties style:font-name="Latin Modern Roman Unslanted" fo:font-weight="bold" officeooo:rsid="001c21e7" officeooo:paragraph-rsid="001c21e7" style:font-weight-asian="bold" style:font-weight-complex="bold"/>
    </style:style>
    <style:style style:name="P4" style:family="paragraph" style:parent-style-name="Standard">
      <style:text-properties style:font-name="Latin Modern Roman Unslanted" fo:font-weight="normal" style:font-weight-asian="normal" style:font-weight-complex="normal"/>
    </style:style>
    <style:style style:name="P5" style:family="paragraph" style:parent-style-name="Standard">
      <style:text-properties style:font-name="Abyssinica SIL" fo:font-weight="bold" style:font-weight-asian="bold" style:font-weight-complex="bold"/>
    </style:style>
    <style:style style:name="T1" style:family="text">
      <style:text-properties style:font-name="aak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: 7</text:p>
      <text:p text:style-name="Standard"/>
      <text:p text:style-name="P2">A linear congruential pseudorandom number generator has four parameters: </text:p>
      <text:p text:style-name="P2">modulus: m</text:p>
      <text:p text:style-name="P2">multiplier a</text:p>
      <text:p text:style-name="P2">increment c </text:p>
      <text:p text:style-name="P2">and seed x[0]</text:p>
      <text:p text:style-name="P2"/>
      <text:p text:style-name="P2">The recursion for n random numbers varying from 0 to n is given by a loop of n steps:</text:p>
      <text:p text:style-name="P2">x[i+1]=(a*x[i]+c) mod m </text:p>
      <text:p text:style-name="P3">(x[i] is i’th number in the sequence)</text:p>
      <text:p text:style-name="P5"/>
      <text:p text:style-name="P2">The method will or will not properly according to the choice of the seed, modulus and increment.</text:p>
      <text:p text:style-name="P2">Example:</text:p>
      <text:p text:style-name="P2">For a = 2; c = 1 ; m = 2 ; x[0] = 1 if we run the loop then the numbers are:</text:p>
      <text:p text:style-name="P2">random=[1,1,1,1,1,1,1,1,1,.............................1,1,1]</text:p>
      <text:p text:style-name="P2"/>
      <text:p text:style-name="P2">which is not even a little bit of random. The seed comes in only 2nd step.</text:p>
      <text:p text:style-name="P2"/>
      <text:p text:style-name="P2">Or</text:p>
      <text:p text:style-name="P2"/>
      <text:p text:style-name="P2">For m= 10,a= 7,c= 7, then with x[0]= 7, </text:p>
      <text:p text:style-name="P2">the random sequence is: <text:s/>[7,6,9,0,7,6,9,0,7,6,9,0,......] </text:p>
      <text:p text:style-name="P2"/>
      <text:p text:style-name="P2">which is an alternating sequence and not random. The seed comes back after every 4 steps.</text:p>
      <text:p text:style-name="P2"/>
      <text:p text:style-name="P2">But,</text:p>
      <text:p text:style-name="P2">By proper choice of those quantities, we get good random numbers when the seed never comes back.</text:p>
      <text:p text:style-name="P2">Example:</text:p>
      <text:p text:style-name="P2">For</text:p>
      <text:p text:style-name="P2">a = 21356981</text:p>
      <text:p text:style-name="P2">c = 1234567890</text:p>
      <text:p text:style-name="P2">m = 9753113579</text:p>
      <text:p text:style-name="P2">x[0] = 1.325*pi</text:p>
      <text:p text:style-name="P2"/>
      <text:p text:style-name="P2">If I run the Linear Congruential random number Generator (100 loops) in python with these values then we get:</text:p>
      <text:p text:style-name="P2"/>
      <text:p text:style-name="P2"/>
      <text:p text:style-name="P2"><text:soft-page-break/></text:p>
      <text:p text:style-name="P4">[1323468678.3615053, 3004514931.0, 6523942507.0, 4716830518.0, 3677116536.0, 9431256975.0, 3024445216.0, 2106083794.0, 8047757178.0, 3586740959.0, 1127688035.0, 6105869310.0, 3811195182.0, 626476708.0, 9323846131.0, 2996178348.0, 5367591232.0, 3500350178.0, 120603200.0, 2214201822.0, 3818341663.0, 1411012809.0, 9466128479.0, 5319922184.0, 5555756418.0, 142863227.0, 3419605533.0, 5789616596.0, 7316600672.0, 8500639157.0, 3411851330.0, 7292046880.0, 9289219298.0, 8218834855.0, 4628102710.0, 7264093535.0, 8066452011.0, 5569336604.0, 3578742968.0, 4217085473.0, 5004205822.0, 4012179895.0, 4012281632.0, 1863129515.0, 1835562851.0, 7817477802.0, 7122822922.0, 448189175.0, 9682064912.0, 5613994381.0, 1896743790.0, 3836857174.0, 6590698121.0, 2706807221.0, 1384977727.0, 3719659829.0, 5670515767.0, 4702193782.0, 4227783049.0, 6245995811.0, 8200727573.0, 8456987991.0, 7403523768.0, 6018631902.0, 3679932725.0, 7274780690.0, 1315641746.0, 1972412452.0, 6105900606.0, 8987549186.0, 5902166698.0, 4840109554.0, 8942902227.0, 4549260428.0, 439269350.0, 6963441614.0, 1792344060.0, 82137236.0, 9614893466.0, 2041251400.0, 4116384559.0, 6325644067.0, 4198375740.0, 6655341388.0, 5245455962.0, 3826893119.0, 7642560370.0, 4685853755.0, 6738574752.0, 6384947923.0, 6441711957.0, 2819463617.0, 6305074697.0, 4295929090.0, 1328145339.0, 720752168.0, 6011470052.0, 6265817334.0, 2195933142.0, 3522300899.0]</text:p>
      <text:p text:style-name="P4"/>
      <text:p text:style-name="P2">Here the seed has never come agai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Latin Modern Roman Unslanted" svg:font-family="'Latin Modern Roman Unslante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6T00:48:28.283685464</meta:creation-date>
    <dc:date>2020-06-06T00:51:34.904712989</dc:date>
    <meta:editing-duration>PT3M9S</meta:editing-duration>
    <meta:editing-cycles>1</meta:editing-cycles>
    <meta:document-statistic meta:table-count="0" meta:image-count="0" meta:object-count="0" meta:page-count="2" meta:paragraph-count="29" meta:word-count="297" meta:character-count="2488" meta:non-whitespace-character-count="2214"/>
    <meta:generator>LibreOffice/6.3.4.2$Linux_X86_64 LibreOffice_project/30$Build-2</meta:generator>
  </office:meta>
</office:document-meta>
</file>